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605cm"/>
    </style:style>
    <style:style style:name="co2" style:family="table-column">
      <style:table-column-properties fo:break-before="auto" style:column-width="6.454cm"/>
    </style:style>
    <style:style style:name="co3" style:family="table-column">
      <style:table-column-properties fo:break-before="auto" style:column-width="7.1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8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language="pt" fo:country="BR" style:font-name-asian="Noto Sans CJK SC" style:font-name-complex="Lohit Devanagari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1019" table:default-cell-style-name="ce1"/>
        <table:table-row table:style-name="ro1">
          <table:table-cell office:value-type="string" calcext:value-type="string">
            <text:p>id</text:p>
          </table:table-cell>
          <table:table-cell table:style-name="ce2" office:value-type="string" calcext:value-type="string">
            <text:p>vernacular_name</text:p>
          </table:table-cell>
          <table:table-cell table:style-name="ce2" office:value-type="string" calcext:value-type="string">
            <text:p>scientific_name</text:p>
          </table:table-cell>
          <table:table-cell table:style-name="ce2" office:value-type="string" calcext:value-type="string">
            <text:p>country</text:p>
          </table:table-cell>
          <table:table-cell table:style-name="ce2" office:value-type="string" calcext:value-type="string">
            <text:p>locality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frui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acaxi</text:p>
          </table:table-cell>
          <table:table-cell office:value-type="string" calcext:value-type="string">
            <text:p>Ananas comosu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AL, BA, PB, PE, RN, SE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biu</text:p>
          </table:table-cell>
          <table:table-cell office:value-type="string" calcext:value-type="string">
            <text:p>Pouteria caimito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AC, AM, AP, PA, RO, RR, TO, AL, BA, CE, MA, PB, PE, SE, MT, ES, MG, RJ, SP, PR, S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çai</text:p>
          </table:table-cell>
          <table:table-cell office:value-type="string" calcext:value-type="string">
            <text:p>Euterpe olerace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AP, PA, TO, MA, G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ora</text:p>
          </table:table-cell>
          <table:table-cell office:value-type="string" calcext:value-type="string">
            <text:p>Rubus brasiliensi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AL, BA, CE, PB, PE, RN, SE, DF, GO, ES, MG, RJ, SP, PR, RS, S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uriti</text:p>
          </table:table-cell>
          <table:table-cell office:value-type="string" calcext:value-type="string">
            <text:p>Mauritia flexuos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AC, AM, PA, RO, TO, BA, CE, MA, PI, DF, GO, MS, MT, MG, SP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ju</text:p>
          </table:table-cell>
          <table:table-cell office:value-type="string" calcext:value-type="string">
            <text:p>Anacardium humile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RO, TO, BA, PI, DF, GO, MS, MT, MG, SP, PR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icória</text:p>
          </table:table-cell>
          <table:table-cell office:value-type="string" calcext:value-type="string">
            <text:p>Eryngium foetidum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AC, AM, AP, PA, RO, RR, TO, AL, BA, CE, MA, PB, PE, PI, RN, SE, DF, GO, MS, MT, ES, MG, RJ, SP, PR, RS, S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upuaçu</text:p>
          </table:table-cell>
          <table:table-cell office:value-type="string" calcext:value-type="string">
            <text:p>Theobroma grandiflorum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AC, AM, PA, RO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iaba</text:p>
          </table:table-cell>
          <table:table-cell office:value-type="string" calcext:value-type="string">
            <text:p>Psidium guajav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AC, AM, AL, BA, CE, MA, PE, PI, SE, MS, MT, ES, MG, RJ, SP, PR, RS, SC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abuticaba</text:p>
          </table:table-cell>
          <table:table-cell office:value-type="string" calcext:value-type="string">
            <text:p>Plinia cauliflo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ES, MG, RJ, S, PR, RS, S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caxeira</text:p>
          </table:table-cell>
          <table:table-cell office:value-type="string" calcext:value-type="string">
            <text:p>Manihot esculent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AC, AM, AP, PA, RO, AL, BA, CE, MA, PE, PI, DF, GO, MT, MG, S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itanga</text:p>
          </table:table-cell>
          <table:table-cell office:value-type="string" calcext:value-type="string">
            <text:p>Eugenia uniflo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BA, MS, ES, MG, SP, RJ, PR, RS, SC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Tucumã</text:p>
          </table:table-cell>
          <table:table-cell office:value-type="string" calcext:value-type="string">
            <text:p>Astrocaryum aculeatum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AC, AM, PA, RO, RR, M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lorau/urucum</text:p>
          </table:table-cell>
          <table:table-cell office:value-type="string" calcext:value-type="string">
            <text:p>Bixa orella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AC, AM, AP, PA, RO, RR, TO, AL, BA, CE, MA, PB, PE, PI, RN, SE, ES, MG, SP, RJ, PR, RS, S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Musa velut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A, CE, RN, PE, BA, MG, ES, SP, SC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1017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/00/0000</text:date>, <text:time style:data-style-name="N2" text:time-value="12:43:40.6091586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30:12.960613818</meta:creation-date>
    <meta:generator>LibreOffice/6.4.7.2$Linux_X86_64 LibreOffice_project/40$Build-2</meta:generator>
    <meta:editing-cycles>0</meta:editing-cycles>
    <meta:editing-duration>P0D</meta:editing-duration>
    <meta:document-statistic meta:table-count="1" meta:cell-count="112" meta:object-count="0"/>
  </office:meta>
</office:document-meta>
</file>